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5da1d" officeooo:paragraph-rsid="0015da1d"/>
    </style:style>
    <style:style style:name="P2" style:family="paragraph" style:parent-style-name="Text_20_body">
      <style:text-properties officeooo:paragraph-rsid="0015da1d"/>
    </style:style>
    <style:style style:name="P3" style:family="paragraph" style:parent-style-name="Text_20_body">
      <style:text-properties officeooo:paragraph-rsid="001af765"/>
    </style:style>
    <style:style style:name="P4" style:family="paragraph" style:parent-style-name="Text_20_body">
      <style:text-properties officeooo:rsid="001af765" officeooo:paragraph-rsid="001af765"/>
    </style:style>
    <style:style style:name="P5" style:family="paragraph" style:parent-style-name="Text_20_body">
      <style:text-properties officeooo:rsid="001bd978" officeooo:paragraph-rsid="001bd978"/>
    </style:style>
    <style:style style:name="P6" style:family="paragraph" style:parent-style-name="Heading_20_1">
      <style:text-properties officeooo:paragraph-rsid="0015da1d"/>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5da1d"/>
    </style:style>
    <style:style style:name="T2" style:family="text">
      <style:text-properties fo:font-weight="bold"/>
    </style:style>
    <style:style style:name="T3" style:family="text">
      <style:text-properties officeooo:rsid="001963e5"/>
    </style:style>
    <style:style style:name="T4" style:family="text">
      <style:text-properties officeooo:rsid="001af76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tégration continue et Test</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text:a xlink:type="simple" xlink:href="#__RefHeading___Toc774_1930119871" text:style-name="Index_20_Link" text:visited-style-name="Index_20_Link">Test :<text:tab/>1</text:a></text:p>
          <text:p text:style-name="P8"><text:a xlink:type="simple" xlink:href="#__RefHeading___Toc776_1930119871" text:style-name="Index_20_Link" text:visited-style-name="Index_20_Link">Unitaire :<text:tab/>1</text:a></text:p>
          <text:p text:style-name="P8"><text:a xlink:type="simple" xlink:href="#__RefHeading___Toc778_1930119871" text:style-name="Index_20_Link" text:visited-style-name="Index_20_Link">D’intégration :<text:tab/>1</text:a></text:p>
          <text:p text:style-name="P8"><text:a xlink:type="simple" xlink:href="#__RefHeading___Toc780_1930119871" text:style-name="Index_20_Link" text:visited-style-name="Index_20_Link">Système (fonctionnelle) :<text:tab/>2</text:a></text:p>
          <text:p text:style-name="P8"><text:a xlink:type="simple" xlink:href="#__RefHeading___Toc782_1930119871" text:style-name="Index_20_Link" text:visited-style-name="Index_20_Link">D’acceptation :<text:tab/>2</text:a></text:p>
          <text:p text:style-name="P7"><text:a xlink:type="simple" xlink:href="#__RefHeading___Toc784_1930119871" text:style-name="Index_20_Link" text:visited-style-name="Index_20_Link">Versioning Git :<text:tab/>2</text:a></text:p>
          <text:p text:style-name="P7"><text:a xlink:type="simple" xlink:href="#__RefHeading___Toc786_1930119871" text:style-name="Index_20_Link" text:visited-style-name="Index_20_Link">Serveur d’intégration continue :<text:tab/>3</text:a></text:p>
        </text:index-body>
      </text:table-of-content>
      <text:p text:style-name="Text_20_body"/>
      <text:p text:style-name="P2"><text:span text:style-name="T1">Utilité : Permettre de géré un projet en équipe en minimisant les possibilité de régression. </text:span>Le principal but de cette pratique est de détecter les problèmes d'intégration au plus tôt lors du développement. De plus, elle permet d'automatiser l'exécution des suites de tests et de voir l'évolution du développement du logiciel.</text:p>
      <text:h text:style-name="P6" text:outline-level="1"><text:bookmark-start text:name="__RefHeading___Toc774_1930119871"/>Test : <text:bookmark-end text:name="__RefHeading___Toc774_1930119871"/></text:h>
      <text:p text:style-name="P4">- Définition</text:p>
      <text:p text:style-name="P4">Procédure de vérification partielle d'un <text:a xlink:type="simple" xlink:href="https://fr.wikipedia.org/wiki/Système_informatique" text:style-name="Internet_20_link" text:visited-style-name="Visited_20_Internet_20_Link">système</text:a>. Son objectif principal est d'identifier un nombre maximum de comportements problématiques du <text:a xlink:type="simple" xlink:href="https://fr.wikipedia.org/wiki/Logiciel" text:style-name="Internet_20_link" text:visited-style-name="Visited_20_Internet_20_Link">logiciel</text:a> afin d'en augmenter la <text:a xlink:type="simple" xlink:href="https://fr.wikipedia.org/wiki/Qualité_logicielle" text:style-name="Internet_20_link" text:visited-style-name="Visited_20_Internet_20_Link">qualité</text:a> (si les problèmes identifiés lors des tests sont corrigés). Néanmoins, le test peut aussi avoir pour objectif d'apporter des informations quant à cette qualité afin de permettre la prise en décisions.</text:p>
      <text:p text:style-name="P4"/>
      <text:h text:style-name="Heading_20_3" text:outline-level="3"><text:bookmark-start text:name="__RefHeading___Toc776_1930119871"/>Unitaire : <text:bookmark-end text:name="__RefHeading___Toc776_1930119871"/></text:h>
      <text:p text:style-name="P4">- Définition</text:p>
      <text:p text:style-name="Text_20_body">procédure permettant de vérifier le bon fonctionnement d'une partie précise d'un <text:a xlink:type="simple" xlink:href="https://fr.wikipedia.org/wiki/Logiciel" text:style-name="Internet_20_link" text:visited-style-name="Visited_20_Internet_20_Link">logiciel</text:a> ou d'une portion d'un <text:a xlink:type="simple" xlink:href="https://fr.wikipedia.org/wiki/Programme_informatique" text:style-name="Internet_20_link" text:visited-style-name="Visited_20_Internet_20_Link">programme</text:a> (appelée « unité » ou « module »).</text:p>
      <text:p text:style-name="Text_20_body"/>
      <text:p text:style-name="P3">- <text:span text:style-name="T1">Porté</text:span></text:p>
      <text:p text:style-name="P3">- <text:span text:style-name="T1">Utilité</text:span></text:p>
      <text:p text:style-name="P3">- Mise en place</text:p>
      <text:p text:style-name="P3"/>
      <text:h text:style-name="Heading_20_3" text:outline-level="3"><text:bookmark-start text:name="__RefHeading___Toc778_1930119871"/>D’intégration :<text:bookmark-end text:name="__RefHeading___Toc778_1930119871"/></text:h>
      <text:p text:style-name="P4">- Définition</text:p>
      <text:p text:style-name="Text_20_body"><text:soft-page-break/>dans le test d’intégration, chacun des modules indépendants du logiciel est assemblé et testé dans l’ensemble.</text:p>
      <text:p text:style-name="P5">https://fr.wikipedia.org/wiki/Test_d%27int%C3%A9gration</text:p>
      <text:p text:style-name="P3">- <text:span text:style-name="T1">Porté</text:span></text:p>
      <text:p text:style-name="P3">- <text:span text:style-name="T1">Utilité</text:span></text:p>
      <text:p text:style-name="P3">- Mise en place</text:p>
      <text:p text:style-name="P3"/>
      <text:h text:style-name="Heading_20_3" text:outline-level="3"><text:bookmark-start text:name="__RefHeading___Toc780_1930119871"/>Système (fonctionnelle) :<text:bookmark-end text:name="__RefHeading___Toc780_1930119871"/></text:h>
      <text:p text:style-name="P4">- Définition</text:p>
      <text:p text:style-name="Standard">Les <text:span text:style-name="T2">tests système</text:span> de logiciel ou de matériel réfèrent à un processus de test d'un système intégré afin d'évaluer sa conformité aux <text:a xlink:type="simple" xlink:href="https://fr.wikipedia.org/wiki/Exigence_(ingénierie)" text:style-name="Internet_20_link" text:visited-style-name="Visited_20_Internet_20_Link">exigences</text:a> spécifiées. Les tests système appartiennent à la classe des tests de type <text:a xlink:type="simple" xlink:href="https://fr.wikipedia.org/wiki/Test_de_la_boîte_noire" text:style-name="Internet_20_link" text:visited-style-name="Visited_20_Internet_20_Link">boîte noire</text:a>, et en tant que tels, ne devraient exiger aucune connaissance de la conception interne du code ou de la logique</text:p>
      <text:p text:style-name="Standard"/>
      <text:p text:style-name="P3">- <text:span text:style-name="T1">Porté</text:span></text:p>
      <text:p text:style-name="P3">- <text:span text:style-name="T1">Utilité</text:span></text:p>
      <text:p text:style-name="P3">- Mise en place</text:p>
      <text:p text:style-name="Standard"/>
      <text:h text:style-name="Heading_20_3" text:outline-level="3"><text:bookmark-start text:name="__RefHeading___Toc782_1930119871"/>D’acceptation :<text:bookmark-end text:name="__RefHeading___Toc782_1930119871"/></text:h>
      <text:p text:style-name="P4">- Définition</text:p>
      <text:p text:style-name="Text_20_body"><text:span text:style-name="T3">L</text:span>e <text:span text:style-name="T2">test d'acceptation</text:span> (ou <text:span text:style-name="T2">recette</text:span>) est un <text:a xlink:type="simple" xlink:href="https://fr.wikipedia.org/wiki/Cycle_de_développement" text:style-name="Internet_20_link" text:visited-style-name="Visited_20_Internet_20_Link">phase de développement</text:a> des <text:a xlink:type="simple" xlink:href="https://fr.wikipedia.org/wiki/Projet" text:style-name="Internet_20_link" text:visited-style-name="Visited_20_Internet_20_Link">projets</text:a>, visant à assurer formellement que le produit est conforme aux spécifications (réponse donnée à un instant « t » aux attentes formulées). Elle s'inscrit dans les activités plus générales de <text:a xlink:type="simple" xlink:href="https://fr.wikipedia.org/wiki/Test_(informatique)" text:style-name="Internet_20_link" text:visited-style-name="Visited_20_Internet_20_Link">qualification</text:a>.</text:p>
      <text:p text:style-name="Text_20_body">Cette étape implique, en la présence effective des différents acteurs du projet, maîtrise d’œuvre et maîtrise d'ouvrage, le déroulement rigoureux de procédures de tests préalablement décrits, et l'identification de tout écart fonctionnel ou technique.</text:p>
      <text:p text:style-name="Text_20_body"/>
      <text:p text:style-name="P3">- <text:span text:style-name="T1">Porté</text:span></text:p>
      <text:p text:style-name="P3">- <text:span text:style-name="T1">Utilité</text:span></text:p>
      <text:p text:style-name="P3">- Mise en place</text:p>
      <text:p text:style-name="P3"/>
      <text:h text:style-name="Heading_20_1" text:outline-level="1"><text:bookmark-start text:name="__RefHeading___Toc784_1930119871"/>Versioning Git :<text:bookmark-end text:name="__RefHeading___Toc784_1930119871"/></text:h>
      <text:p text:style-name="P4">- Définition</text:p>
      <text:p text:style-name="Text_20_body"><text:span text:style-name="T4">C</text:span>onsiste à maintenir l'ensemble des versions d'un ou plusieurs fichiers </text:p>
      <text:p text:style-name="P2"><text:soft-page-break/>- <text:span text:style-name="T1">Utilité</text:span></text:p>
      <text:p text:style-name="P1">- Mise en place</text:p>
      <text:p text:style-name="Text_20_body"/>
      <text:h text:style-name="Heading_20_1" text:outline-level="1"><text:bookmark-start text:name="__RefHeading___Toc786_1930119871"/>Serveur d’intégration continue :<text:bookmark-end text:name="__RefHeading___Toc786_1930119871"/></text:h>
      <text:p text:style-name="P4">- Définition</text:p>
      <text:p text:style-name="P2">- <text:span text:style-name="T1">Utilité</text:span></text:p>
      <text:p text:style-name="P1">- Mise en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1T18:12:36.418088044</meta:creation-date>
    <dc:date>2017-12-11T18:31:49.150468959</dc:date>
    <meta:editing-duration>PT9M</meta:editing-duration>
    <meta:editing-cycles>5</meta:editing-cycles>
    <meta:generator>LibreOffice/5.1.6.2$Linux_X86_64 LibreOffice_project/10m0$Build-2</meta:generator>
    <meta:document-statistic meta:table-count="0" meta:image-count="0" meta:object-count="0" meta:page-count="3" meta:paragraph-count="48" meta:word-count="400" meta:character-count="2528" meta:non-whitespace-character-count="2173"/>
  </office:meta>
</office:document-meta>
</file>